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00000000CF73E1439B139099FF.jpg" manifest:media-type="image/jpe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adornments="Itálico" style:font-family-generic="swiss" style:font-pitch="variable"/>
    <style:font-face style:name="Arial2" svg:font-family="Arial" style:font-adornments="Negrito" style:font-family-generic="swiss" style:font-pitch="variable"/>
    <style:font-face style:name="Arial" svg:font-family="Arial" style:font-adornments="Norm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6f13" officeooo:paragraph-rsid="00076f13"/>
    </style:style>
    <style:style style:name="P2" style:family="paragraph" style:parent-style-name="Standard">
      <style:paragraph-properties fo:line-height="150%"/>
      <style:text-properties officeooo:rsid="00076f13" officeooo:paragraph-rsid="00136716"/>
    </style:style>
    <style:style style:name="P3" style:family="paragraph" style:parent-style-name="Standard">
      <style:paragraph-properties fo:line-height="150%"/>
      <style:text-properties style:use-window-font-color="true" loext:opacity="0%" fo:font-weight="normal" officeooo:paragraph-rsid="00136716" fo:background-color="transparent" style:font-weight-asian="normal" style:font-weight-complex="normal"/>
    </style:style>
    <style:style style:name="P4" style:family="paragraph" style:parent-style-name="Standard">
      <style:paragraph-properties fo:line-height="150%"/>
      <style:text-properties style:use-window-font-color="true" loext:opacity="0%" fo:font-weight="bold" officeooo:rsid="00076f13" officeooo:paragraph-rsid="00136716" fo:background-color="transparent" style:font-weight-asian="bold" style:font-weight-complex="bold"/>
    </style:style>
    <style:style style:name="P5" style:family="paragraph" style:parent-style-name="Standard">
      <style:paragraph-properties fo:line-height="150%"/>
      <style:text-properties style:use-window-font-color="true" loext:opacity="0%" fo:font-weight="bold" officeooo:paragraph-rsid="00136716" fo:background-color="transparent" style:font-weight-asian="bold" style:font-weight-complex="bold"/>
    </style:style>
    <style:style style:name="P6" style:family="paragraph" style:parent-style-name="Standard">
      <style:paragraph-properties fo:line-height="150%"/>
      <style:text-properties officeooo:rsid="0015aa3e" officeooo:paragraph-rsid="0015aa3e"/>
    </style:style>
    <style:style style:name="P7" style:family="paragraph" style:parent-style-name="Standard">
      <style:paragraph-properties fo:line-height="150%"/>
      <style:text-properties fo:font-weight="bold" officeooo:rsid="0015aa3e" officeooo:paragraph-rsid="0015aa3e" style:font-weight-asian="bold" style:font-weight-complex="bold"/>
    </style:style>
    <style:style style:name="P8" style:family="paragraph" style:parent-style-name="Standard">
      <style:paragraph-properties fo:line-height="150%"/>
      <style:text-properties fo:font-weight="bold" officeooo:rsid="0017538f" officeooo:paragraph-rsid="0017538f" style:font-weight-asian="bold" style:font-weight-complex="bold"/>
    </style:style>
    <style:style style:name="P9" style:family="paragraph" style:parent-style-name="Standard">
      <style:paragraph-properties fo:line-height="150%"/>
      <style:text-properties fo:font-weight="bold" officeooo:rsid="001a659b" officeooo:paragraph-rsid="001a659b" style:font-weight-asian="bold" style:font-weight-complex="bold"/>
    </style:style>
    <style:style style:name="P10" style:family="paragraph" style:parent-style-name="Standard">
      <style:text-properties fo:font-weight="bold" officeooo:rsid="002d086d" officeooo:paragraph-rsid="002d086d" style:font-weight-asian="bold" style:font-weight-complex="bold"/>
    </style:style>
    <style:style style:name="P11" style:family="paragraph" style:parent-style-name="Standard">
      <style:paragraph-properties fo:line-height="150%"/>
      <style:text-properties fo:font-weight="normal" officeooo:rsid="001d6e00" officeooo:paragraph-rsid="001d6e00" style:font-weight-asian="normal" style:font-weight-complex="normal"/>
    </style:style>
    <style:style style:name="P12" style:family="paragraph" style:parent-style-name="Standard">
      <style:paragraph-properties fo:line-height="150%"/>
      <style:text-properties fo:font-weight="normal" officeooo:rsid="001ebe94" officeooo:paragraph-rsid="001ebe94" style:font-weight-asian="normal" style:font-weight-complex="normal"/>
    </style:style>
    <style:style style:name="P13" style:family="paragraph" style:parent-style-name="Standard">
      <style:paragraph-properties fo:line-height="150%"/>
      <style:text-properties officeooo:rsid="001f7cda" officeooo:paragraph-rsid="001f7cda"/>
    </style:style>
    <style:style style:name="P14" style:family="paragraph" style:parent-style-name="Standard">
      <style:paragraph-properties fo:line-height="150%"/>
      <style:text-properties officeooo:rsid="0023dca0" officeooo:paragraph-rsid="0023dca0"/>
    </style:style>
    <style:style style:name="P15" style:family="paragraph" style:parent-style-name="Standard">
      <style:text-properties officeooo:rsid="0028e3bb" officeooo:paragraph-rsid="0028e3bb"/>
    </style:style>
    <style:style style:name="P16" style:family="paragraph" style:parent-style-name="Standard">
      <style:paragraph-properties fo:line-height="150%" fo:break-before="page"/>
      <style:text-properties style:use-window-font-color="true" loext:opacity="0%" fo:font-weight="normal" officeooo:paragraph-rsid="00136716" fo:background-color="transparent" style:font-weight-asian="normal" style:font-weight-complex="normal"/>
    </style:style>
    <style:style style:name="P17" style:family="paragraph" style:parent-style-name="Standard">
      <style:paragraph-properties fo:margin-left="0cm" fo:margin-right="0cm" fo:line-height="150%" fo:text-indent="0cm" style:auto-text-indent="false"/>
      <style:text-properties fo:font-weight="bold" officeooo:rsid="001910aa" officeooo:paragraph-rsid="001910aa" style:font-weight-asian="bold" style:font-weight-complex="bold"/>
    </style:style>
    <style:style style:name="P18" style:family="paragraph" style:parent-style-name="Heading_20_1">
      <style:paragraph-properties fo:break-before="page"/>
    </style:style>
    <style:style style:name="P19" style:family="paragraph" style:parent-style-name="Standard" style:list-style-name="L1">
      <style:paragraph-properties fo:line-height="150%"/>
      <style:text-properties style:use-window-font-color="true" loext:opacity="0%" fo:font-weight="normal" officeooo:paragraph-rsid="00136716" fo:background-color="transparent" style:font-weight-asian="normal" style:font-weight-complex="normal"/>
    </style:style>
    <style:style style:name="P20" style:family="paragraph" style:parent-style-name="Standard">
      <style:paragraph-properties fo:line-height="150%"/>
      <style:text-properties style:use-window-font-color="true" loext:opacity="0%" fo:font-weight="normal" officeooo:rsid="00076f13" officeooo:paragraph-rsid="00136716" fo:background-color="transparent" style:font-weight-asian="normal" style:font-weight-complex="normal"/>
    </style:style>
    <style:style style:name="P21" style:family="paragraph" style:parent-style-name="Standard" style:list-style-name="L3">
      <style:paragraph-properties fo:line-height="150%"/>
      <style:text-properties style:use-window-font-color="true" loext:opacity="0%" fo:font-weight="normal" officeooo:rsid="0015aa3e" officeooo:paragraph-rsid="0015aa3e" fo:background-color="transparent" style:font-weight-asian="normal" style:font-weight-complex="normal"/>
    </style:style>
    <style:style style:name="P22" style:family="paragraph" style:parent-style-name="Standard">
      <style:paragraph-properties fo:line-height="150%"/>
      <style:text-properties style:use-window-font-color="true" loext:opacity="0%" fo:font-weight="normal" officeooo:rsid="0017538f" officeooo:paragraph-rsid="0017538f" fo:background-color="transparent" style:font-weight-asian="normal" style:font-weight-complex="normal"/>
    </style:style>
    <style:style style:name="P23" style:family="paragraph" style:parent-style-name="Standard">
      <style:paragraph-properties fo:line-height="150%"/>
      <style:text-properties style:use-window-font-color="true" loext:opacity="0%" fo:font-weight="normal" officeooo:rsid="001ce88b" officeooo:paragraph-rsid="001ce88b" fo:background-color="transparent" style:font-weight-asian="normal" style:font-weight-complex="normal"/>
    </style:style>
    <style:style style:name="P24" style:family="paragraph" style:parent-style-name="Standard">
      <style:paragraph-properties fo:line-height="150%"/>
      <style:text-properties style:use-window-font-color="true" loext:opacity="0%" fo:font-weight="normal" officeooo:rsid="001d6e00" officeooo:paragraph-rsid="001d6e00" fo:background-color="transparent" style:font-weight-asian="normal" style:font-weight-complex="normal"/>
    </style:style>
    <style:style style:name="P25" style:family="paragraph" style:parent-style-name="Standard">
      <style:paragraph-properties fo:line-height="150%"/>
      <style:text-properties style:use-window-font-color="true" loext:opacity="0%" fo:font-weight="normal" officeooo:rsid="001e650f" officeooo:paragraph-rsid="001e650f" fo:background-color="transparent" style:font-weight-asian="normal" style:font-weight-complex="normal"/>
    </style:style>
    <style:style style:name="P26" style:family="paragraph" style:parent-style-name="Standard">
      <style:paragraph-properties fo:line-height="150%"/>
      <style:text-properties style:use-window-font-color="true" loext:opacity="0%" fo:font-weight="normal" officeooo:rsid="00222a7b" officeooo:paragraph-rsid="001f7cda" fo:background-color="transparent" style:font-weight-asian="normal" style:font-weight-complex="normal"/>
    </style:style>
    <style:style style:name="P27" style:family="paragraph" style:parent-style-name="Standard">
      <style:paragraph-properties fo:line-height="150%"/>
      <style:text-properties style:use-window-font-color="true" loext:opacity="0%" fo:font-weight="normal" officeooo:rsid="00259503" officeooo:paragraph-rsid="00259503" fo:background-color="transparent" style:font-weight-asian="normal" style:font-weight-complex="normal"/>
    </style:style>
    <style:style style:name="P28" style:family="paragraph" style:parent-style-name="Standard" style:list-style-name="L2">
      <style:paragraph-properties fo:line-height="150%"/>
      <style:text-properties style:use-window-font-color="true" loext:opacity="0%" fo:font-weight="bold" officeooo:rsid="00076f13" officeooo:paragraph-rsid="00076f13" fo:background-color="transparent" style:font-weight-asian="bold" style:font-weight-complex="bold"/>
    </style:style>
    <style:style style:name="P29" style:family="paragraph" style:parent-style-name="Standard">
      <style:paragraph-properties fo:line-height="150%"/>
      <style:text-properties style:use-window-font-color="true" loext:opacity="0%" fo:font-style="normal" fo:font-weight="normal" officeooo:rsid="001a44cb" officeooo:paragraph-rsid="001910aa" fo:background-color="transparent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line-height="150%"/>
      <style:text-properties style:use-window-font-color="true" loext:opacity="0%" fo:font-style="normal" fo:font-weight="normal" officeooo:rsid="001a659b" officeooo:paragraph-rsid="001a659b" fo:background-color="transparent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line-height="150%"/>
      <style:text-properties fo:color="#c9211e" loext:opacity="100%" fo:font-weight="bold" officeooo:rsid="0015aa3e" officeooo:paragraph-rsid="0015aa3e" fo:background-color="transparent" style:font-weight-asian="bold" style:font-weight-complex="bold"/>
    </style:style>
    <style:style style:name="P32" style:family="paragraph" style:parent-style-name="Standard" style:list-style-name="L4">
      <style:text-properties officeooo:paragraph-rsid="0027492f"/>
    </style:style>
    <style:style style:name="P33" style:family="paragraph" style:parent-style-name="Standard">
      <style:text-properties fo:font-weight="normal" officeooo:rsid="0027492f" officeooo:paragraph-rsid="0027492f" style:font-weight-asian="normal" style:font-weight-complex="normal"/>
    </style:style>
    <style:style style:name="P34" style:family="paragraph" style:parent-style-name="Standard">
      <style:text-properties fo:font-weight="normal" officeooo:rsid="0028e3bb" officeooo:paragraph-rsid="0028e3bb" style:font-weight-asian="normal" style:font-weight-complex="normal"/>
    </style:style>
    <style:style style:name="P35" style:family="paragraph" style:parent-style-name="Standard">
      <style:text-properties fo:font-weight="normal" officeooo:rsid="002abb7c" officeooo:paragraph-rsid="002abb7c" style:font-weight-asian="normal" style:font-weight-complex="normal"/>
    </style:style>
    <style:style style:name="P36" style:family="paragraph" style:parent-style-name="Standard">
      <style:text-properties fo:font-weight="normal" officeooo:rsid="002d086d" officeooo:paragraph-rsid="002d086d" style:font-weight-asian="normal" style:font-weight-complex="normal"/>
    </style:style>
    <style:style style:name="P37" style:family="paragraph" style:parent-style-name="Standard" style:list-style-name="L2">
      <style:paragraph-properties fo:line-height="150%" fo:break-before="page"/>
      <style:text-properties style:use-window-font-color="true" loext:opacity="0%" fo:font-weight="bold" officeooo:paragraph-rsid="00076f13" fo:background-color="transparent" style:font-weight-asian="bold" style:font-weight-complex="bold"/>
    </style:style>
    <style:style style:name="P38" style:family="paragraph" style:parent-style-name="Text_20_body" style:list-style-name="L5">
      <style:paragraph-properties fo:line-height="115%" fo:break-before="page"/>
      <style:text-properties fo:font-weight="bold" style:font-weight-asian="bold" style:font-weight-complex="bold"/>
    </style:style>
    <style:style style:name="P39" style:family="paragraph" style:parent-style-name="Text_20_body" style:list-style-name="L5">
      <style:paragraph-properties fo:line-height="115%"/>
      <style:text-properties officeooo:rsid="00312fa7" officeooo:paragraph-rsid="00312fa7"/>
    </style:style>
    <style:style style:name="P40" style:family="paragraph" style:parent-style-name="Text_20_body" style:list-style-name="L5">
      <style:paragraph-properties fo:line-height="115%"/>
      <style:text-properties officeooo:rsid="0033135d" officeooo:paragraph-rsid="0033135d"/>
    </style:style>
    <style:style style:name="P41" style:family="paragraph" style:parent-style-name="Text_20_body" style:list-style-name="L5">
      <style:paragraph-properties fo:line-height="115%"/>
      <style:text-properties officeooo:rsid="00350d94" officeooo:paragraph-rsid="00350d94"/>
    </style:style>
    <style:style style:name="P42" style:family="paragraph" style:parent-style-name="Text_20_body" style:list-style-name="L5">
      <style:paragraph-properties fo:line-height="115%"/>
      <style:text-properties officeooo:rsid="003626cf" officeooo:paragraph-rsid="003626cf"/>
    </style:style>
    <style:style style:name="P43" style:family="paragraph" style:parent-style-name="Text_20_body" style:list-style-name="L5">
      <style:paragraph-properties fo:line-height="115%"/>
      <style:text-properties officeooo:rsid="0038f083" officeooo:paragraph-rsid="0038f083"/>
    </style:style>
    <style:style style:name="P44" style:family="paragraph" style:parent-style-name="Text_20_body" style:list-style-name="L5">
      <style:paragraph-properties fo:line-height="115%"/>
      <style:text-properties officeooo:rsid="003b1fed" officeooo:paragraph-rsid="003b1fed"/>
    </style:style>
    <style:style style:name="P45" style:family="paragraph" style:parent-style-name="Text_20_body" style:list-style-name="L5">
      <style:paragraph-properties fo:line-height="115%"/>
      <style:text-properties officeooo:rsid="003b54ef" officeooo:paragraph-rsid="003b54ef"/>
    </style:style>
    <style:style style:name="P46" style:family="paragraph" style:parent-style-name="Text_20_body" style:list-style-name="L5">
      <style:paragraph-properties fo:line-height="115%"/>
      <style:text-properties fo:font-weight="bold" officeooo:rsid="003b54ef" officeooo:paragraph-rsid="003b54ef" style:font-weight-asian="bold" style:font-weight-complex="bold"/>
    </style:style>
    <style:style style:name="P47" style:family="paragraph" style:parent-style-name="Text_20_body" style:list-style-name="L5">
      <style:paragraph-properties fo:line-height="115%"/>
      <style:text-properties fo:font-weight="bold" officeooo:rsid="003defd1" officeooo:paragraph-rsid="003defd1" style:font-weight-asian="bold" style:font-weight-complex="bold"/>
    </style:style>
    <style:style style:name="P48" style:family="paragraph" style:parent-style-name="Text_20_body" style:list-style-name="L5">
      <style:paragraph-properties fo:line-height="115%"/>
      <style:text-properties fo:font-weight="bold" officeooo:rsid="003e90fd" officeooo:paragraph-rsid="003e90fd" style:font-weight-asian="bold" style:font-weight-complex="bold"/>
    </style:style>
    <style:style style:name="P49" style:family="paragraph" style:parent-style-name="Text_20_body" style:list-style-name="L5">
      <style:paragraph-properties fo:line-height="115%"/>
      <style:text-properties fo:font-weight="bold" officeooo:rsid="003fee95" officeooo:paragraph-rsid="003fee95" style:font-weight-asian="bold" style:font-weight-complex="bold"/>
    </style:style>
    <style:style style:name="P50" style:family="paragraph" style:parent-style-name="Text_20_body">
      <style:paragraph-properties fo:line-height="115%"/>
      <style:text-properties fo:font-weight="bold" officeooo:rsid="003fee95" officeooo:paragraph-rsid="003fee95" style:font-weight-asian="bold" style:font-weight-complex="bold"/>
    </style:style>
    <style:style style:name="P51" style:family="paragraph" style:parent-style-name="Text_20_body" style:list-style-name="L5">
      <style:paragraph-properties fo:line-height="115%"/>
      <style:text-properties fo:font-weight="bold" officeooo:rsid="00409c4e" officeooo:paragraph-rsid="00409c4e" style:font-weight-asian="bold" style:font-weight-complex="bold"/>
    </style:style>
    <style:style style:name="P52" style:family="paragraph" style:parent-style-name="Text_20_body" style:list-style-name="L5">
      <style:paragraph-properties fo:line-height="115%"/>
      <style:text-properties fo:font-weight="bold" officeooo:rsid="0044dff3" officeooo:paragraph-rsid="0044dff3" style:font-weight-asian="bold" style:font-weight-complex="bold"/>
    </style:style>
    <style:style style:name="P53" style:family="paragraph" style:parent-style-name="Text_20_body" style:list-style-name="L5">
      <style:paragraph-properties fo:line-height="115%"/>
      <style:text-properties fo:font-weight="bold" officeooo:rsid="0046c07a" officeooo:paragraph-rsid="0046c07a" style:font-weight-asian="bold" style:font-weight-complex="bold"/>
    </style:style>
    <style:style style:name="T1" style:family="text">
      <style:text-properties officeooo:rsid="00076f1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7492f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076f13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076f13" style:font-style-asian="normal" style:font-style-complex="normal"/>
    </style:style>
    <style:style style:name="T10" style:family="text">
      <style:text-properties fo:font-style="normal" officeooo:rsid="003f11d6" style:font-style-asian="normal" style:font-style-complex="normal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371d80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3f11d6" style:font-style-asian="normal" style:font-weight-asian="normal" style:font-style-complex="normal" style:font-weight-complex="normal"/>
    </style:style>
    <style:style style:name="T14" style:family="text">
      <style:text-properties officeooo:rsid="0009684c"/>
    </style:style>
    <style:style style:name="T15" style:family="text">
      <style:text-properties style:use-window-font-color="true" loext:opacity="0%" fo:font-weight="bold" fo:background-color="transparent" loext:char-shading-value="0" style:font-weight-asian="bold" style:font-weight-complex="bold"/>
    </style:style>
    <style:style style:name="T16" style:family="text">
      <style:text-properties style:use-window-font-color="true" loext:opacity="0%" fo:font-weight="normal" fo:background-color="transparent" loext:char-shading-value="0" style:font-weight-asian="normal" style:font-weight-complex="normal"/>
    </style:style>
    <style:style style:name="T17" style:family="text">
      <style:text-properties style:use-window-font-color="true" loext:opacity="0%" fo:font-weight="normal" officeooo:rsid="0016712d" fo:background-color="transparent" loext:char-shading-value="0" style:font-weight-asian="normal" style:font-weight-complex="normal"/>
    </style:style>
    <style:style style:name="T18" style:family="text">
      <style:text-properties style:use-window-font-color="true" loext:opacity="0%" fo:font-weight="normal" officeooo:rsid="001a44cb" fo:background-color="transparent" loext:char-shading-value="0" style:font-weight-asian="normal" style:font-weight-complex="normal"/>
    </style:style>
    <style:style style:name="T19" style:family="text">
      <style:text-properties style:use-window-font-color="true" loext:opacity="0%" fo:font-weight="normal" officeooo:rsid="00210c53" fo:background-color="transparent" loext:char-shading-value="0" style:font-weight-asian="normal" style:font-weight-complex="normal"/>
    </style:style>
    <style:style style:name="T20" style:family="text">
      <style:text-properties style:use-window-font-color="true" loext:opacity="0%" fo:font-weight="normal" officeooo:rsid="00222a7b" fo:background-color="transparent" loext:char-shading-value="0" style:font-weight-asian="normal" style:font-weight-complex="normal"/>
    </style:style>
    <style:style style:name="T21" style:family="text">
      <style:text-properties style:use-window-font-color="true" loext:opacity="0%"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22" style:family="text">
      <style:text-properties style:use-window-font-color="true" loext:opacity="0%" fo:font-style="italic" fo:font-weight="normal" officeooo:rsid="001a44cb" fo:background-color="transparent" loext:char-shading-value="0" style:font-style-asian="italic" style:font-weight-asian="normal" style:font-style-complex="italic" style:font-weight-complex="normal"/>
    </style:style>
    <style:style style:name="T23" style:family="text">
      <style:text-properties style:use-window-font-color="true" loext:opacity="0%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24" style:family="text">
      <style:text-properties style:use-window-font-color="true" loext:opacity="0%" fo:font-style="normal" fo:font-weight="normal" officeooo:rsid="001a44cb" fo:background-color="transparent" loext:char-shading-value="0" style:font-style-asian="normal" style:font-weight-asian="normal" style:font-style-complex="normal" style:font-weight-complex="normal"/>
    </style:style>
    <style:style style:name="T25" style:family="text">
      <style:text-properties style:use-window-font-color="true" loext:opacity="0%" fo:background-color="transparent" loext:char-shading-value="0"/>
    </style:style>
    <style:style style:name="T26" style:family="text">
      <style:text-properties style:use-window-font-color="true" loext:opacity="0%" officeooo:rsid="001f7cda" fo:background-color="transparent" loext:char-shading-value="0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27492f" style:font-weight-asian="normal" style:font-weight-complex="normal"/>
    </style:style>
    <style:style style:name="T29" style:family="text">
      <style:text-properties fo:color="#c9211e" loext:opacity="100%" fo:background-color="transparent" loext:char-shading-value="0"/>
    </style:style>
    <style:style style:name="T30" style:family="text">
      <style:text-properties officeooo:rsid="0027492f"/>
    </style:style>
    <style:style style:name="T31" style:family="text">
      <style:text-properties officeooo:rsid="00312fa7"/>
    </style:style>
    <style:style style:name="fr1" style:family="graphic" style:parent-style-name="Graphics">
      <style:graphic-properties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856273152" text:style-name="L1">
        <text:list-item>
          <text:p text:style-name="P19"><text:span text:style-name="T2">Jediel</text:span> – <text:span text:style-name="T1">Ensina-se à maioria das pessoas a não ver o mundo como Deus o vê. Deus se interessa mais pelas barreiras entre os grupos étnicos do que pelas fronteiras dos países</text:span></text:p>
        </text:list-item>
        <text:list-item>
          <text:p text:style-name="P19"><text:span text:style-name="T2">Cassiano</text:span> – <text:span text:style-name="T1">É grande a necessidade de preparar evangelistas interculturais e enviá-los, de todo povo não alcançado a todo povo alcançado, em todo o mundo.</text:span></text:p>
        </text:list-item>
        <text:list-item>
          <text:p text:style-name="P19"><text:span text:style-name="T2">Dani</text:span> – <text:span text:style-name="T1">Deus é o criador </text:span><text:span text:style-name="T5">da diversidade humana</text:span><text:span text:style-name="T1">, e seu </text:span><text:span text:style-name="T5">plano de redenção</text:span><text:span text:style-name="T1"> permite que os diferentes grupos étnicos o sirvam em sua própria identidade cultural.</text:span></text:p>
        </text:list-item>
        <text:list-item>
          <text:p text:style-name="P19"><text:span text:style-name="T2">Filipe</text:span> – <text:s/><text:span text:style-name="T1">Uma boa estratégia de evangelização leva em conta as necessidades de cada grupo étnico e procura ganhar um povo de cada vez.</text:span></text:p>
        </text:list-item>
        <text:list-item>
          <text:p text:style-name="P19"><text:span text:style-name="T2">Glaucia</text:span> – <text:span text:style-name="T5">A</text:span><text:span text:style-name="T9"> unidade da igreja</text:span><text:span text:style-name="T5"> baseia-se</text:span><text:span text:style-name="T1"> na unidade espiritual, não na </text:span><text:span text:style-name="T5">semelhança física</text:span><text:span text:style-name="T1"> nem na </text:span><text:span text:style-name="T5">uniformidade cultural</text:span></text:p>
        </text:list-item>
        <text:list-item>
          <text:p text:style-name="P19"><text:span text:style-name="T2">Larissa</text:span> – <text:span text:style-name="T1">Quanto maior for a distân</text:span><text:span text:style-name="T14">c</text:span><text:span text:style-name="T1">ia cultural de um povo, também maior será a dificuldade para evangelizá-lo.</text:span></text:p>
        </text:list-item>
        <text:list-item>
          <text:p text:style-name="P19"><text:span text:style-name="T2">Lorena</text:span> – <text:span text:style-name="T1">Quando o povo crê em Cristo e o aceita, gosta de fazê-lo sem ter de cruzar barreiras sociais, linguísticas ou sociais</text:span></text:p>
        </text:list-item>
        <text:list-item>
          <text:p text:style-name="P19"><text:span text:style-name="T2">Nicolas</text:span> – <text:span text:style-name="T1">O fator-chave, ao </text:span><text:span text:style-name="T5">definir</text:span><text:span text:style-name="T1"> os </text:span><text:span text:style-name="T5">grupos étnicos</text:span><text:span text:style-name="T1"> é descobrir </text:span><text:span text:style-name="T5">a que grupo o povo</text:span><text:span text:style-name="T1"> acredita pertencer</text:span></text:p>
        </text:list-item>
        <text:list-item>
          <text:p text:style-name="P19"><text:span text:style-name="T2">Vanessa</text:span> – <text:span text:style-name="T1">A </text:span><text:span text:style-name="T5">evangelização</text:span><text:span text:style-name="T1"> que não leva em conta as diferenças culturais e sociais dos grupos étnicos, não </text:span><text:span text:style-name="T5">alcançará </text:span><text:span text:style-name="T9">todos os tipos</text:span><text:span text:style-name="T5"> </text:span><text:span text:style-name="T9">de povos</text:span><text:span text:style-name="T1">, e afastará muitos do evangelho</text:span></text:p>
        </text:list-item>
      </text:list>
      <text:p text:style-name="P3"/>
      <text:list xml:id="list1431502454" text:style-name="L2">
        <text:list-item>
          <text:p text:style-name="P37"><text:span text:style-name="T1">Deus é o criador </text:span><text:span text:style-name="T5">da diversidade humana</text:span><text:span text:style-name="T1">, e seu </text:span><text:span text:style-name="T5">plano de redenção</text:span><text:span text:style-name="T1"> permite que os diferentes grupos étnicos o sirvam em sua própria identidade cultural.</text:span></text:p>
        </text:list-item>
        <text:list-item>
          <text:p text:style-name="P28"><text:span text:style-name="T4">A</text:span><text:span text:style-name="T8"> unidade da igreja</text:span><text:span text:style-name="T4"> baseia-se</text:span> na unidade espiritual, não na <text:span text:style-name="T4">semelhança física</text:span> nem na <text:span text:style-name="T4">uniformidade cultural</text:span></text:p>
        </text:list-item>
        <text:list-item>
          <text:p text:style-name="P28">A <text:span text:style-name="T4">evangelização</text:span> que não leva em conta as diferenças culturais e sociais dos grupos étnicos, não <text:span text:style-name="T4">alcançará </text:span><text:span text:style-name="T8">todos os tipos</text:span><text:span text:style-name="T4"> </text:span><text:span text:style-name="T8">de povos</text:span>, e afastará muitos do evangelho</text:p>
        </text:list-item>
        <text:list-item>
          <text:p text:style-name="P28">O fator-chave, ao <text:span text:style-name="T4">definir</text:span> os <text:span text:style-name="T4">grupos étnicos</text:span> é descobrir <text:span text:style-name="T4">a que grupo o povo</text:span> acredita pertencer</text:p>
        </text:list-item>
        <text:list-item>
          <text:p text:style-name="P28">Ensina-se à maioria das pessoas a não ver o mundo como Deus o vê. Deus se interessa mais pelas barreiras entre os grupos étnicos do que pelas fronteiras dos países</text:p>
        </text:list-item>
        <text:list-item>
          <text:p text:style-name="P28">Quanto maior for a distân<text:span text:style-name="T14">c</text:span>ia cultural de um povo, também maior será a dificuldade para evangelizá-lo.</text:p>
        </text:list-item>
        <text:list-item>
          <text:p text:style-name="P28">Uma boa estratégia de evangelização leva em conta as necessidades de cada grupo étnico e procura ganhar um povo de cada vez.</text:p>
        </text:list-item>
        <text:list-item>
          <text:p text:style-name="P28">Quando o povo crê em Cristo e o aceita, gosta de fazê-lo sem ter de cruzar barreiras sociais, linguísticas ou sociais</text:p>
        </text:list-item>
        <text:list-item>
          <text:p text:style-name="P28">É grande a necessidade de preparar evangelistas interculturais e enviá-los, de todo povo não alcançado a todo povo alcançado, em todo o mundo.</text:p>
        </text:list-item>
      </text:list>
      <text:p text:style-name="P1"/>
      <text:p text:style-name="P16"><text:span text:style-name="T2">Jediel</text:span> – <text:span text:style-name="T1">Ensina-se à maioria das pessoas a não ver o mundo como Deus o vê. Deus se interessa mais pelas barreiras entre os grupos étnicos do que pelas fronteiras dos países;</text:span></text:p>
      <text:p text:style-name="P5"/>
      <text:p text:style-name="P3"><text:span text:style-name="T2">Cassiano</text:span> – <text:span text:style-name="T1">É grande a necessidade de preparar evangelistas interculturais e enviá-los, de todo povo não alcançado a todo povo alcançado, em todo o mundo;</text:span></text:p>
      <text:p text:style-name="P5"/>
      <text:p text:style-name="P3"><text:span text:style-name="T2">Dani</text:span> – <text:span text:style-name="T1">Deus é o criador </text:span><text:span text:style-name="T5">da diversidade humana</text:span><text:span text:style-name="T1">, e seu </text:span><text:span text:style-name="T5">plano de redenção</text:span><text:span text:style-name="T1"> permite que os diferentes grupos étnicos o sirvam em sua própria identidade cultural;</text:span></text:p>
      <text:p text:style-name="P5"/>
      <text:p text:style-name="P3"><text:span text:style-name="T2">Filipe</text:span> – <text:span text:style-name="T1">Uma boa estratégia de evangelização leva em conta as necessidades de cada grupo étnico e procura ganhar um povo de cada vez;</text:span></text:p>
      <text:p text:style-name="P5"/>
      <text:p text:style-name="P3"><text:span text:style-name="T2">Glaucia</text:span> – <text:span text:style-name="T5">A</text:span><text:span text:style-name="T9"> unidade da igreja</text:span><text:span text:style-name="T5"> baseia-se</text:span><text:span text:style-name="T1"> na unidade espiritual, não na </text:span><text:span text:style-name="T5">semelhança física</text:span><text:span text:style-name="T1"> nem na </text:span><text:span text:style-name="T5">uniformidade cultural;</text:span></text:p>
      <text:p text:style-name="P5"/>
      <text:p text:style-name="P3"><text:span text:style-name="T2">Larissa</text:span> – <text:span text:style-name="T1">Quanto maior for a distân</text:span><text:span text:style-name="T14">c</text:span><text:span text:style-name="T1">ia cultural de um povo, também maior será a dificuldade para evangelizá-lo;</text:span></text:p>
      <text:p text:style-name="P5"/>
      <text:p text:style-name="P3"><text:span text:style-name="T2">*Lorena*</text:span> – <text:span text:style-name="T1">Quando o povo crê em Cristo e o aceita, gosta de fazê-lo sem ter de cruzar barreiras sociais, linguísticas ou sociais;</text:span></text:p>
      <text:p text:style-name="P5"/>
      <text:p text:style-name="P3"><text:span text:style-name="T2">*Nicolas* </text:span>– <text:span text:style-name="T1">O fator-chave, ao </text:span><text:span text:style-name="T5">definir</text:span><text:span text:style-name="T1"> os </text:span><text:span text:style-name="T5">grupos étnicos</text:span><text:span text:style-name="T1"> é descobrir </text:span><text:span text:style-name="T5">a que grupo o povo</text:span><text:span text:style-name="T1"> acredita pertencer;</text:span></text:p>
      <text:p text:style-name="P4"/>
      <text:p text:style-name="P2"><text:span text:style-name="T15">Vanessa</text:span><text:span text:style-name="T16"> – A </text:span><text:span text:style-name="T21">evangelização</text:span><text:span text:style-name="T16"> que não leva em conta as diferenças culturais e sociais dos grupos étnicos, não </text:span><text:span text:style-name="T21">alcançará </text:span><text:span text:style-name="T23">todos os tipos</text:span><text:span text:style-name="T21"> </text:span><text:span text:style-name="T23">de povos</text:span><text:span text:style-name="T16">, e afastará muitos do evangelho;</text:span></text:p>
      <text:p text:style-name="P20"/>
      <text:list xml:id="list1467826824" text:style-name="L5">
        <text:list-item>
          <text:p text:style-name="P38">Tipos d<text:span text:style-name="T31">iferentes de pessoas</text:span></text:p>
          <text:list>
            <text:list-item>
              <text:p text:style-name="P39">As diferenças não são um problema</text:p>
            </text:list-item>
            <text:list-item>
              <text:p text:style-name="P39">Deus é o criador da diversidade humana</text:p>
            </text:list-item>
            <text:list-item>
              <text:p text:style-name="P40">Desobediência do povo e a torre de Babel (não queriam se espalhar)</text:p>
            </text:list-item>
            <text:list-item>
              <text:p text:style-name="P40">Deus confunde as línguas, fazendo com que se espalhassem</text:p>
            </text:list-item>
            <text:list-item>
              <text:p text:style-name="P40">Deus não comete erros, isso fazia parte do plano de Deus</text:p>
            </text:list-item>
          </text:list>
        </text:list-item>
        <text:list-item>
          <text:p text:style-name="P40"><text:span text:style-name="T2">A. Que é um grupo étnico?</text:span></text:p>
          <text:list>
            <text:list-item>
              <text:p text:style-name="P40"><text:span text:style-name="T27">Fazemos parte de grupos culturais</text:span></text:p>
            </text:list-item>
            <text:list-item>
              <text:p text:style-name="P40"><text:span text:style-name="T27">Nacionalismo e urbanização obscureceram os grupos culturais</text:span></text:p>
              <text:list>
                <text:list-item>
                  <text:p text:style-name="P40"><text:span text:style-name="T27">Agora os grupos estão escondidos debaixo de uma bandeira</text:span></text:p>
                </text:list-item>
              </text:list>
            </text:list-item>
            <text:list-item>
              <text:p text:style-name="P41"><text:span text:style-name="T27">Grande barreira ou boa oportunidade para a difusão do evangelho</text:span></text:p>
            </text:list-item>
            <text:list-item>
              <text:p text:style-name="P41"><text:span text:style-name="T27">Grupo étnico é um grupo sociológico significativamente </text:span><text:span text:style-name="T2">grande de pessoas </text:span><text:span text:style-name="T7">conscientes de partilharem um vínculo comum</text:span><text:span text:style-name="T11">. (Pacto do Comitê de Evangelização Mundial de Lausanne, composto de líderes cristãos de todo o mundo.)</text:span></text:p>
            </text:list-item>
            <text:list-item>
              <text:p text:style-name="P42"><text:span text:style-name="T11">Essa definição Ressalta as coisas que os povos têm em comum</text:span></text:p>
            </text:list-item>
            <text:list-item>
              <text:p text:style-name="P42"><text:span text:style-name="T11">O Fator chave é:</text:span></text:p>
            </text:list-item>
            <text:list-item>
              <text:p text:style-name="P42"><text:span text:style-name="T11">Como os indivíduos que formam o grupo vêm a si mesmos. </text:span><text:span text:style-name="T12">Não porque observadores externos os identificam como parte de certo grupo étnico. Mas por verem a si mesmos como membros desse grupo.</text:span></text:p>
            </text:list-item>
            <text:list-item>
              <text:p text:style-name="P43"><text:span text:style-name="T12">P</text:span><text:span text:style-name="T11">ertencemos a muitos grupos</text:span></text:p>
              <text:list>
                <text:list-item>
                  <text:p text:style-name="P43"><text:span text:style-name="T11">Por exemplo um Clube de futebol por causa do seu interesse pelos esportes.</text:span></text:p>
                </text:list-item>
              </text:list>
            </text:list-item>
            <text:list-item>
              <text:p text:style-name="P44"><text:span text:style-name="T11">Mas grupos étnicos são aqueles pelos quais os membros sentem uma adesão mais profunda.</text:span></text:p>
            </text:list-item>
            <text:list-item>
              <text:p text:style-name="P45"><text:span text:style-name="T11">Grupo étnico deve ser significativamente grande, para que possa ser evangelizado como um grupo.</text:span></text:p>
              <text:list>
                <text:list-item>
                  <text:p text:style-name="P45"><text:span text:style-name="T11">Uma família seria pequeno demais</text:span></text:p>
                </text:list-item>
                <text:list-item>
                  <text:p text:style-name="P45"><text:span text:style-name="T11">A região norte de um país seria grande demais</text:span></text:p>
                </text:list-item>
              </text:list>
            </text:list-item>
          </text:list>
        </text:list-item>
        <text:list-item>
          <text:p text:style-name="P46"><text:span text:style-name="T8">B. A Grande Comissão: um enfoque etnocêntrico</text:span></text:p>
          <text:list>
            <text:list-item>
              <text:p text:style-name="P47"><text:span text:style-name="T11">Nossa habilidade para compreender o mandato de Jesus depende de como vemos o mundo.</text:span></text:p>
            </text:list-item>
            <text:list-item>
              <text:p text:style-name="P47"><text:span text:style-name="T11">Barreiras e fronteiras políticas, mas NÃO é dessa forma que Deus prefere ver o mundo</text:span></text:p>
            </text:list-item>
            <text:list-item>
              <text:p text:style-name="P48"><text:span text:style-name="T11">Ethne: </text:span><text:span text:style-name="T13">P</text:span><text:span text:style-name="T11">ovo, gente</text:span></text:p>
            </text:list-item>
            <text:list-item>
              <text:p text:style-name="P48"><text:span text:style-name="T11">Deus tem muito </text:span><text:span text:style-name="T8">mais interesse pelos homens</text:span><text:span text:style-name="T11"> </text:span><text:span text:style-name="T10">d</text:span><text:span text:style-name="T8">o que pelas fronteiras</text:span><text:span text:style-name="T11"> políticas</text:span></text:p>
            </text:list-item>
            <text:list-item>
              <text:p text:style-name="P49"><text:span text:style-name="T11">Não devemos focar apenas nos países, mas reconhecermos a necessidade de uma igreja para cada grupo étnico</text:span></text:p>
            </text:list-item>
            <text:list-item>
              <text:p text:style-name="P49"><text:span text:style-name="T11">Para que todos tenham a oportunidade de aceitar o evangelho de Cristo.</text:span></text:p>
            </text:list-item>
          </text:list>
        </text:list-item>
      </text:list>
      <text:p text:style-name="P50"><text:span text:style-name="T11"/></text:p>
      <text:p text:style-name="P50"><text:span text:style-name="T11"/></text:p>
      <text:list xml:id="list103628786618808" text:continue-numbering="true" text:style-name="L5">
        <text:list-item>
          <text:p text:style-name="P49"><text:soft-page-break/><text:span text:style-name="T8">C. o plano de Jesus para alcançar todos os povos</text:span></text:p>
          <text:list>
            <text:list-item>
              <text:p text:style-name="P51"><text:span text:style-name="T11">Jesus não escolheu Homens de Jerusalém, Fariseus, escribas, membros do Sinédrio, nem da Judeia nem da Galileia.</text:span></text:p>
            </text:list-item>
            <text:list-item>
              <text:p text:style-name="P51"><text:span text:style-name="T11">Jesus escolheu com base na disposição deles em tomar a sua cruz e segui-lo</text:span></text:p>
            </text:list-item>
            <text:list-item>
              <text:p text:style-name="P52"><text:span text:style-name="T11">Procediam do mesmo </text:span><text:span text:style-name="T6">ethnos, ou grupo étnico.</text:span></text:p>
            </text:list-item>
            <text:list-item>
              <text:p text:style-name="P53"><text:span text:style-name="T11">Judeus galileus de fala aramaica.</text:span></text:p>
            </text:list-item>
            <text:list-item>
              <text:p text:style-name="P53"><text:span text:style-name="T11">Em compromisso de propagar o evangelho, unidos por vínculos comuns</text:span></text:p>
            </text:list-item>
          </text:list>
        </text:list-item>
      </text:list>
      <text:list xml:id="list895757149" text:style-name="Outline">
        <text:list-item>
          <text:h text:style-name="P18" text:outline-level="1"><text:span text:style-name="T25">POVOS NÃO ALCANÇADOS:</text:span><text:span text:style-name="T29"> TAREFA INACABADA</text:span></text:h>
        </text:list-item>
      </text:list>
      <text:p text:style-name="P31"/>
      <text:p text:style-name="P6"><text:span text:style-name="T16">Quais são os </text:span><text:span text:style-name="T15">tipos</text:span><text:span text:style-name="T16"> </text:span><text:span text:style-name="T15">diferentes de pessoas</text:span><text:span text:style-name="T16">? </text:span><text:span text:style-name="T17">E </text:span><text:span text:style-name="T15">quais são suas diferenças</text:span><text:span text:style-name="T16">?</text:span></text:p>
      <text:list xml:id="list836134838" text:style-name="L3">
        <text:list-item>
          <text:p text:style-name="P21">Personalidade</text:p>
        </text:list-item>
        <text:list-item>
          <text:p text:style-name="P21">Condições sociais</text:p>
        </text:list-item>
        <text:list-item>
          <text:p text:style-name="P21">Condições econômicas</text:p>
        </text:list-item>
        <text:list-item>
          <text:p text:style-name="P21">Raça e língua</text:p>
        </text:list-item>
      </text:list>
      <text:p text:style-name="P7"><text:span text:style-name="T16">Todas essas</text:span><text:span text:style-name="T25"> SÃO </text:span><text:span text:style-name="T16">diferenças </text:span><text:span text:style-name="T25">relevantes</text:span><text:span text:style-name="T16"> que todos possuímos</text:span></text:p>
      <text:p text:style-name="P8"><text:span text:style-name="T25">MAS</text:span><text:span text:style-name="T16">, diferenças </text:span><text:span text:style-name="T25">não</text:span><text:span text:style-name="T16"> são um problema! Deus criou a diversidade humana.</text:span></text:p>
      <text:p text:style-name="P22"/>
      <text:p text:style-name="P17"><text:span text:style-name="T16">Depois do dilúvio, Deus ordenou </text:span><text:span text:style-name="T18">que a descendência de Noé se multiplicasse </text:span><text:span text:style-name="T22">por toda a terra</text:span><text:span text:style-name="T24">.</text:span></text:p>
      <text:p text:style-name="P29"/>
      <text:p text:style-name="P9"><text:span text:style-name="T24">A </text:span><text:span text:style-name="T23">confusão das línguas. Separação e costumes diferentes.</text:span></text:p>
      <text:p text:style-name="P30"/>
      <text:list xml:id="list103629118269638" text:continue-list="list895757149" text:style-name="Outline">
        <text:list-item>
          <text:list>
            <text:list-item>
              <text:h text:style-name="Heading_20_2" text:outline-level="2">Grupo étnico</text:h>
            </text:list-item>
          </text:list>
        </text:list-item>
      </text:list>
      <text:p text:style-name="P23">Todos fazemos parte de um grupo cultural.</text:p>
      <text:p text:style-name="P11"><text:span text:style-name="T15">Barreira</text:span><text:span text:style-name="T25"> ou </text:span><text:span text:style-name="T15">oportunidade</text:span><text:span text:style-name="T25"> para difusão do evangelho?</text:span></text:p>
      <text:p text:style-name="P24"/>
      <text:p text:style-name="P25">Grupos significativamente grandes</text:p>
      <text:p text:style-name="P12"><text:span text:style-name="T25">O que os povos t</text:span><text:span text:style-name="T26">ê</text:span><text:span text:style-name="T25">m em comum </text:span><text:span text:style-name="T26">e</text:span><text:span text:style-name="T25"> não suas diferenças.</text:span></text:p>
      <text:p text:style-name="P23"/>
      <text:p text:style-name="P13"><text:span text:style-name="T16">Nacionalismo e urbanização tem </text:span><text:span text:style-name="T19">obscurecido </text:span><text:span text:style-name="T20">os grupos étnicos, Pois agora as diferenças estão escondidas atrás da bandeira de países e divisões políticas. Ou Seja, dentro de países podem haver vários grupos étnicos.</text:span></text:p>
      <text:p text:style-name="P26"/>
      <text:p text:style-name="P14"><text:span text:style-name="T20">A</text:span><text:span text:style-name="T16">ncestral em comum</text:span></text:p>
      <text:p text:style-name="P14"><text:span text:style-name="T20">S</text:span><text:span text:style-name="T16">ituação geográfica</text:span></text:p>
      <text:p text:style-name="P27">Crenças religiosas</text:p>
      <text:p text:style-name="P27">Liberdade e escravidão</text:p>
      <text:p text:style-name="P27"/>
      <text:p text:style-name="P27"><text:soft-page-break/></text:p>
      <text:list xml:id="list2756793494" text:style-name="L4">
        <text:list-item>
          <text:p text:style-name="P32"><text:span text:style-name="T30">Grupos étnicos são grupos sociológicos </text:span><text:span text:style-name="T3">significativamente</text:span><text:span text:style-name="T28"> grande de pessoas conscientes de partilharem um vínculo comum.</text:span></text:p>
        </text:list-item>
      </text:list>
      <text:p text:style-name="P33"/>
      <text:p text:style-name="P33">– Comitê de evangelização Mundial de Lausanne (líderes cristãos de todo o mundo)</text:p>
      <text:p text:style-name="P33"/>
      <text:p text:style-name="P33"/>
      <text:p text:style-name="P33"/>
      <text:p text:style-name="P15"><text:span text:style-name="T28">O </text:span><text:span text:style-name="T27">fator chave é </text:span><text:span text:style-name="T2">como os indivíduos</text:span><text:span text:style-name="T27"> que formam o grupo </text:span><text:span text:style-name="T2">vêm a si mesmos</text:span><text:span text:style-name="T27">.</text:span></text:p>
      <text:p text:style-name="P34"/>
      <text:p text:style-name="P35">Partilham de uma série comum de problemas, necessidades e oportunidades.</text:p>
      <text:p text:style-name="P35"/>
      <text:p text:style-name="P36">Uma família seria um grupo muito pequeno</text:p>
      <text:p text:style-name="P36">Norte de um país é grande demais pois pode ter várias diferenças como língua e cultura para que uma única estratégia de evangelização seja eficaz.</text:p>
      <text:p text:style-name="P36"/>
      <text:p text:style-name="P10">A Grande comissão: Um enfoque etnocêntrico</text:p>
      <text:p text:style-name="P3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adornments="Itálico" style:font-family-generic="swiss" style:font-pitch="variable"/>
    <style:font-face style:name="Arial2" svg:font-family="Arial" style:font-adornments="Negrito" style:font-family-generic="swiss" style:font-pitch="variable"/>
    <style:font-face style:name="Arial" svg:font-family="Arial" style:font-adornments="Norm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language="pt" fo:country="BR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style:contextual-spacing="false" fo:keep-with-next="always"/>
      <style:text-properties fo:text-transform="uppercase" style:font-name="Arial" fo:font-family="Arial" style:font-style-name="Normal" style:font-family-generic="swiss" style:font-pitch="variable" fo:font-size="12pt" fo:language="pt" fo:country="BR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Arial" fo:font-family="Arial" style:font-style-name="Normal" style:font-family-generic="swiss" style:font-pitch="variable" fo:language="pt" fo:country="BR"/>
    </style:style>
    <style:style style:name="List" style:family="paragraph" loext:hidden="true" style:hidden="true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loext:hidden="true" style:hidden="true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loext:hidden="true" style:hidden="true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text:number-lines="true" text:line-number="1"/>
      <style:text-properties fo:text-transform="uppercase"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text-transform="capitalize" fo:font-size="12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text-properties fo:text-transform="capitalize" fo:font-size="12pt" fo:font-style="italic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text-properties fo:font-variant="normal" fo:text-transform="none" fo:font-size="12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2pt" fo:font-weight="bold" style:font-size-asian="28pt" style:font-weight-asian="bold" style:font-size-complex="28pt" style:font-weight-complex="bold"/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499cm" fo:margin-right="0cm" fo:text-indent="0cm" style:auto-text-indent="false"/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loext:hidden="true" style:hidden="true" style:parent-style-name="Standard" style:class="html">
      <style:paragraph-properties fo:margin-left="1cm" fo:margin-right="0cm" fo:text-indent="0cm" style:auto-text-indent="false"/>
    </style:style>
    <style:style style:name="Index_20_Heading" style:display-name="Index Heading" style:family="paragraph" loext:hidden="true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1" style:display-name="Contents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Quotations" style:family="paragraph" loext:hidden="true" style:hidden="true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Bibliography_20_Heading" style:display-name="Bibliography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Sender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Addressee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Endnote" style:family="paragraph" loext:hidden="true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loext:hidden="true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loext:hidden="true" style:hidden="true" style:parent-style-name="Standard" style:class="extra"/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Preformatted_20_Text" style:display-name="Preformatted Text" style:family="paragraph" loext:hidden="true" style:hidden="true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ppendix" style:family="paragraph" loext:hidden="true" style:hidden="true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loext:hidden="true" style:hidden="true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igure_20_Index_20_Heading" style:display-name="Figur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loext:hidden="true" style:hidden="true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loext:hidden="true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loext:hidden="true" style:hidden="true" style:parent-style-name="Caption" style:class="extra"/>
    <style:style style:name="Table" style:family="paragraph" loext:hidden="true" style:hidden="true" style:parent-style-name="Caption" style:class="extra"/>
    <style:style style:name="Text" style:family="paragraph" loext:hidden="true" style:hidden="true" style:parent-style-name="Caption" style:class="extra"/>
    <style:style style:name="Drawing" style:family="paragraph" loext:hidden="true" style:hidden="true" style:parent-style-name="Caption" style:class="extra"/>
    <style:style style:name="Header_20_left" style:display-name="Header left" style:family="paragraph" loext:hidden="true" style:hidden="true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loext:hidden="true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loext:hidden="true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loext:hidden="true" style:hidden="true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loext:hidden="true" style:hidden="true" style:parent-style-name="Caption" style:class="extra"/>
    <style:style style:name="Table_20_index_20_1" style:display-name="Tabl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Figure_20_Index_20_1" style:display-name="Figur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2" style:display-name="Contents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Bibliography_20_1" style:display-name="Bibliography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1" style:display-name="Object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loext:hidden="true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loext:hidden="true" style:hidden="true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 fo:text-align="center" style:justify-single-word="false"/>
      <style:text-properties fo:text-transform="uppercase" fo:font-size="12pt" fo:font-weight="normal" style:font-size-asian="85%" style:font-weight-asian="bold" style:font-size-complex="85%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list-style-name="Outline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loext:hidden="true" style:hidden="true" style:parent-style-name="Heading" style:next-style-name="Text_20_body" style:default-outline-level="10" style:list-style-name="Outline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loext:hidden="true" style:hidden="true" style:parent-style-name="Text_20_body" style:class="text">
      <style:paragraph-properties fo:margin-left="4.001cm" fo:margin-right="0cm" fo:text-indent="0cm" style:auto-text-indent="false"/>
    </style:style>
    <style:style style:name="List_20_Indent" style:display-name="List Indent" style:family="paragraph" loext:hidden="true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Numbering_20_5_20_Cont." style:display-name="Numbering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1" style:display-name="List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End" style:display-name="List 1 End" style:family="paragraph" loext:hidden="true" style:hidden="true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1_20_Start" style:display-name="List 1 Start" style:family="paragraph" loext:hidden="true" style:hidden="true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2" style:display-name="List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2_20_Cont." style:display-name="List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2_20_End" style:display-name="List 2 End" style:family="paragraph" loext:hidden="true" style:hidden="true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2_20_Start" style:display-name="List 2 Start" style:family="paragraph" loext:hidden="true" style:hidden="true" style:parent-style-name="List" style:next-style-name="List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List_20_3" style:display-name="List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3_20_Cont." style:display-name="List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3_20_End" style:display-name="List 3 End" style:family="paragraph" loext:hidden="true" style:hidden="true" style:parent-style-name="List" style:next-style-name="List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List_20_3_20_Start" style:display-name="List 3 Start" style:family="paragraph" loext:hidden="true" style:hidden="true" style:parent-style-name="List" style:next-style-name="List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List_20_4" style:display-name="List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4_20_Cont." style:display-name="List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4_20_End" style:display-name="List 4 End" style:family="paragraph" loext:hidden="true" style:hidden="true" style:parent-style-name="List" style:next-style-name="List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List_20_4_20_Start" style:display-name="List 4 Start" style:family="paragraph" loext:hidden="true" style:hidden="true" style:parent-style-name="List" style:next-style-name="List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List_20_5" style:display-name="List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List_20_5_20_Cont." style:display-name="List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5_20_End" style:display-name="List 5 End" style:family="paragraph" loext:hidden="true" style:hidden="true" style:parent-style-name="List" style:next-style-name="List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List_20_5_20_Start" style:display-name="List 5 Start" style:family="paragraph" loext:hidden="true" style:hidden="true" style:parent-style-name="List" style:next-style-name="List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loext:hidden="true" style:hidden="true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_20_End" style:display-name="Numbering 1 End" style:family="paragraph" loext:hidden="true" style:hidden="true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_20_Cont." style:display-name="Numbering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2" style:display-name="Numbering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2_20_Start" style:display-name="Numbering 2 Start" style:family="paragraph" loext:hidden="true" style:hidden="true" style:parent-style-name="List" style:next-style-name="Numbering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Numbering_20_2_20_End" style:display-name="Numbering 2 End" style:family="paragraph" loext:hidden="true" style:hidden="true" style:parent-style-name="List" style:nex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2_20_Cont." style:display-name="Numbering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3" style:display-name="Numbering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3_20_Start" style:display-name="Numbering 3 Start" style:family="paragraph" loext:hidden="true" style:hidden="true" style:parent-style-name="List" style:next-style-name="Numbering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Numbering_20_3_20_End" style:display-name="Numbering 3 End" style:family="paragraph" loext:hidden="true" style:hidden="true" style:parent-style-name="List" style:nex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3_20_Cont." style:display-name="Numbering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Numbering_20_4" style:display-name="Numbering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Start" style:display-name="Numbering 4 Start" style:family="paragraph" loext:hidden="true" style:hidden="true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_20_End" style:display-name="Numbering 4 End" style:family="paragraph" loext:hidden="true" style:hidden="true" style:parent-style-name="List" style:nex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4_20_Cont." style:display-name="Numbering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5" style:display-name="Numbering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5_20_Start" style:display-name="Numbering 5 Start" style:family="paragraph" loext:hidden="true" style:hidden="true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_20_End" style:display-name="Numbering 5 End" style:family="paragraph" loext:hidden="true" style:hidden="true" style:parent-style-name="List" style:next-style-name="Numbering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cm" fo:margin-right="0cm" fo:text-indent="0.499cm" style:auto-text-indent="false"/>
    </style:style>
    <style:style style:name="Citação" style:family="paragraph" style:parent-style-name="Standard" style:auto-update="true">
      <style:text-properties style:font-name="Arial" fo:font-family="Arial" style:font-style-name="Normal" style:font-family-generic="swiss" style:font-pitch="variable" fo:language="pt" fo:country="BR"/>
    </style:style>
    <style:style style:name="Abstrato" style:family="paragraph" style:parent-style-name="Standard">
      <style:paragraph-properties fo:margin-left="8.999cm" fo:margin-right="0cm" fo:text-indent="0cm" style:auto-text-indent="false"/>
    </style:style>
    <style:style style:name="Strong_20_Emphasis" style:display-name="Strong Emphasis" style:family="text">
      <style:text-properties style:font-name="Arial2" fo:font-family="Arial" style:font-style-name="Negrito" style:font-family-generic="swiss" style:font-pitch="variable" fo:font-weight="bold" style:font-weight-asian="bold" style:font-weight-complex="bold"/>
    </style:style>
    <style:style style:name="Emphasis" style:family="text">
      <style:text-properties style:font-name="Arial1" fo:font-family="Arial" style:font-style-name="Itálico" style:font-family-generic="swiss" style:font-pitch="variable" fo:font-style="italic" style:font-style-asian="italic" style:font-style-complex="italic"/>
    </style:style>
    <style:style style:name="Main_20_index_20_entry" style:display-name="Main index entry" style:family="text" loext:hidden="true" style:hidden="true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font-name="Arial" fo:font-family="Arial" style:font-style-name="Normal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font-name="Arial" fo:font-family="Arial" style:font-style-name="Normal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style:font-name="Arial1" fo:font-family="Arial" style:font-style-name="Itálico" style:font-family-generic="swiss" style:font-pitch="variable" fo:font-style="italic" style:font-style-asian="italic" style:font-style-complex="italic"/>
    </style:style>
    <style:style style:name="Footnote_20_Symbol" style:display-name="Footnote Symbol" style:family="text" loext:hidden="true" style:hidden="true"/>
    <style:style style:name="Endnote_20_anchor" style:display-name="Endnote anchor" style:family="text" loext:hidden="true" style:hidden="true">
      <style:text-properties style:text-position="super 58%"/>
    </style:style>
    <style:style style:name="Footnote_20_anchor" style:display-name="Footnote anchor" style:family="text" loext:hidden="true" style:hidden="true">
      <style:text-properties style:text-position="super 58%"/>
    </style:style>
    <style:style style:name="Caption_20_characters" style:display-name="Caption characters" style:family="text" loext:hidden="true" style:hidden="true"/>
    <style:style style:name="Endnote_20_Symbol" style:display-name="Endnote Symbol" style:family="text" loext:hidden="true" style:hidden="true"/>
    <style:style style:name="Source_20_Text" style:display-name="Source Text" style:family="text">
      <style:text-properties style:font-name="Arial" fo:font-family="Arial" style:font-style-name="Normal" style:font-family-generic="swiss" style:font-pitch="variable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 loext:hidden="true" style:hidden="true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 loext:hidden="true" style:hidden="true"/>
    <style:style style:name="Index_20_Link" style:display-name="Index Link" style:family="text" loext:hidden="true" style:hidden="true"/>
    <style:style style:name="Example" style:family="text" loext:hidden="true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 loext:hidden="true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 loext:hidden="true" style:hidden="true"/>
    <style:style style:name="Drop_20_Caps" style:display-name="Drop Caps" style:family="text" loext:hidden="true" style:hidden="true"/>
    <style:style style:name="Teletype" style:family="text" loext:hidden="true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Rubies" style:family="text" loext:hidden="true" style:hidden="true">
      <style:text-properties fo:font-size="6pt" style:text-underline-style="none" style:font-size-asian="6pt" style:font-size-complex="6pt" style:text-emphasize="none"/>
    </style:style>
    <style:style style:name="Page_20_Number" style:display-name="Page Number" style:family="text" loext:hidden="true" style:hidden="true"/>
    <style:style style:name="Vertical_20_Numbering_20_Symbols" style:display-name="Vertical Numbering Symbols" style:family="text" loext:hidden="true" style:hidden="true">
      <style:text-properties style:text-rotation-angle="90" style:text-rotation-scale="line-height"/>
    </style:style>
    <style:style style:name="Line_20_numbering" style:display-name="Line numbering" style:family="text" loext:hidden="true" style:hidden="true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Figura1" text:anchor-type="char" svg:width="17cm" svg:height="2.748cm" draw:z-index="6"><draw:image xlink:href="Pictures/1000000000000500000000CF73E1439B139099FF.jpg" xlink:type="simple" xlink:show="embed" xlink:actuate="onLoad" draw:mime-type="image/jpeg"/></draw:frame></text:p>
      </style:head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5-31T21:27:47.594000000</dc:date>
    <meta:editing-duration>PT1H3M49S</meta:editing-duration>
    <meta:editing-cycles>9</meta:editing-cycles>
    <meta:generator>LibreOffice/7.1.3.2$Windows_X86_64 LibreOffice_project/47f78053abe362b9384784d31a6e56f8511eb1c1</meta:generator>
    <meta:document-statistic meta:table-count="0" meta:image-count="1" meta:object-count="0" meta:page-count="7" meta:paragraph-count="88" meta:word-count="1261" meta:character-count="7425" meta:non-whitespace-character-count="6289"/>
  </office:meta>
</office:document-meta>
</file>